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text-properties style:font-name="Arial" fo:font-size="10pt" fo:font-weight="normal" style:font-size-asian="10pt" style:font-weight-asian="normal" style:font-size-complex="10pt" style:font-weight-complex="normal"/>
    </style:style>
    <style:style style:name="P4" style:family="paragraph" style:parent-style-name="Standard">
      <style:text-properties style:font-name="Arial" fo:font-size="10pt" fo:font-weight="normal" officeooo:rsid="00221046" officeooo:paragraph-rsid="00221046" style:font-size-asian="10pt" style:font-weight-asian="normal" style:font-size-complex="10pt" style:font-weight-complex="normal"/>
    </style:style>
    <style:style style:name="P5" style:family="paragraph" style:parent-style-name="Standard">
      <style:paragraph-properties fo:text-align="start" style:justify-single-word="false"/>
      <style:text-properties style:font-name="Arial" fo:font-size="10pt" fo:font-weight="normal" officeooo:rsid="00221046" officeooo:paragraph-rsid="00221046" style:font-size-asian="10pt" style:font-weight-asian="normal" style:font-size-complex="10pt" style:font-weight-complex="normal"/>
    </style:style>
    <style:style style:name="P6" style:family="paragraph" style:parent-style-name="Standard">
      <style:paragraph-properties fo:text-align="start" style:justify-single-word="false"/>
      <style:text-properties style:font-name="Arial" fo:font-size="10pt" fo:font-weight="normal" officeooo:paragraph-rsid="00221046" style:font-size-asian="10pt" style:font-weight-asian="normal" style:font-size-complex="10pt" style:font-weight-complex="normal"/>
    </style:style>
    <style:style style:name="P7"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8" style:family="paragraph" style:parent-style-name="Standard">
      <style:paragraph-properties fo:text-align="start" style:justify-single-word="false"/>
      <style:text-properties style:font-name="Arial" fo:font-size="16pt" fo:font-weight="bold" officeooo:rsid="00221046" officeooo:paragraph-rsid="00221046" style:font-size-asian="16pt" style:font-weight-asian="bold" style:font-size-complex="16pt" style:font-weight-complex="bold"/>
    </style:style>
    <style:style style:name="P9" style:family="paragraph" style:parent-style-name="Standard">
      <style:paragraph-properties fo:text-align="start" style:justify-single-word="false" fo:break-before="page"/>
      <style:text-properties style:font-name="Arial" fo:font-size="16pt" fo:font-weight="bold" officeooo:rsid="00221046" officeooo:paragraph-rsid="00221046" style:font-size-asian="16pt" style:font-weight-asian="bold" style:font-size-complex="16pt" style:font-weight-complex="bold"/>
    </style:style>
    <style:style style:name="P10" style:family="paragraph" style:parent-style-name="Standard">
      <style:paragraph-properties fo:text-align="start" style:justify-single-word="false"/>
      <style:text-properties style:font-name="Courier New" fo:font-size="10pt" fo:font-weight="normal" officeooo:rsid="00221046" officeooo:paragraph-rsid="00221046" style:font-size-asian="10pt" style:font-weight-asian="normal" style:font-size-complex="10pt" style:font-weight-complex="normal"/>
    </style:style>
    <style:style style:name="P11" style:family="paragraph" style:parent-style-name="Standard" style:list-style-name="L1">
      <style:text-properties style:font-name="Arial" fo:font-size="10pt" fo:font-weight="normal" officeooo:rsid="00221046" officeooo:paragraph-rsid="00221046"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style:font-name="Arial" fo:font-size="10pt" fo:font-weight="normal" officeooo:rsid="00232b17" officeooo:paragraph-rsid="00232b17" style:font-size-asian="10pt" style:font-weight-asian="normal" style:font-size-complex="10pt" style:font-weight-complex="normal"/>
    </style:style>
    <style:style style:name="P13" style:family="paragraph" style:parent-style-name="Standard">
      <style:paragraph-properties fo:text-align="start" style:justify-single-word="false"/>
      <style:text-properties style:font-name="Courier New" fo:font-size="10pt" fo:font-weight="normal" officeooo:rsid="00221046" officeooo:paragraph-rsid="00232b17"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style:font-name="Courier New" fo:font-size="10pt" fo:font-weight="normal" officeooo:rsid="00232b17" officeooo:paragraph-rsid="00232b17"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style:font-name="Arial" fo:font-size="10pt" fo:font-weight="normal" officeooo:rsid="00232b17" officeooo:paragraph-rsid="00232b17" style:font-size-asian="10pt" style:font-weight-asian="normal" style:font-size-complex="10pt" style:font-weight-complex="normal"/>
    </style:style>
    <style:style style:name="T1" style:family="text">
      <style:text-properties officeooo:rsid="0018b1cc"/>
    </style:style>
    <style:style style:name="T2" style:family="text">
      <style:text-properties officeooo:rsid="00221046"/>
    </style:style>
    <style:style style:name="T3" style:family="text">
      <style:text-properties style:font-name="Snap ITC" fo:font-size="16pt" officeooo:rsid="00221046" style:font-size-asian="16pt" style:font-size-complex="16pt"/>
    </style:style>
    <style:style style:name="T4" style:family="text">
      <style:text-properties style:font-name="Courier New"/>
    </style:style>
    <style:style style:name="T5" style:family="text">
      <style:text-properties style:font-name="Courier New" officeooo:rsid="00221046"/>
    </style:style>
    <style:style style:name="T6" style:family="text">
      <style:text-properties style:font-name="Arial"/>
    </style:style>
    <style:style style:name="T7" style:family="text">
      <style:text-properties style:font-name="Arial" officeooo:rsid="00221046"/>
    </style:style>
    <style:style style:name="T8" style:family="text">
      <style:text-properties officeooo:rsid="00232b17"/>
    </style:style>
    <style:style style:name="T9" style:family="text">
      <style:text-properties style:font-name="Courier New" officeooo:rsid="00232b17"/>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onstants</text:p>
      <text:p text:style-name="P7"/>
      <text:p text:style-name="P3">Objectives</text:p>
      <text:list text:style-name="L1">
        <text:list-item>
          <text:p text:style-name="P11">Create “constants” using proper naming convention</text:p>
        </text:list-item>
      </text:list>
      <text:p text:style-name="P4"/>
      <text:p text:style-name="P9">Constants</text:p>
      <text:p text:style-name="P8"/>
      <text:p text:style-name="P6"><text:span text:style-name="T2">In many programming languages, you can create variables who values cannot be changed. These are called </text:span><text:span text:style-name="T3">constants</text:span><text:span text:style-name="T2">. You might for instance have a variable named </text:span><text:span text:style-name="T5">pi</text:span><text:span text:style-name="T2"> with value 3.14159 for computing areas and circumference of circles (besides other things). And you probably want </text:span><text:span text:style-name="T5">pi</text:span><text:span text:style-name="T2"> to be always </text:span><text:span text:style-name="T8">be</text:span><text:span text:style-name="T2"> 3.14159. In languages like C++, you create a variable named </text:span><text:span text:style-name="T5">pi</text:span><text:span text:style-name="T2">, set it to 3.</text:span><text:span text:style-name="T8">14159</text:span><text:span text:style-name="T2">, and then tell C++ to make sure that the value of <text:s/></text:span><text:span text:style-name="T5">pi</text:span><text:span text:style-name="T2"> cannot be changed.</text:span></text:p>
      <text:p text:style-name="P6"><text:span text:style-name="T7"/></text:p>
      <text:p text:style-name="P5">Python does not have the concept of constants. You cannot create constants in python. However one thing you can do to warn yourself (or other programmers in your team if you are doing a team project) that a variable has its value already set and should not be changed is to use the constant-naming-convention. If you want a variable to behave like a constant, use upper case letters for its name. For instance instead of pi use</text:p>
      <text:p text:style-name="P10"/>
      <text:p text:style-name="P10"><text:tab/>PI = 3.14159</text:p>
      <text:p text:style-name="P5"><text:span text:style-name="T6"/></text:p>
      <text:p text:style-name="P5">Other examples are</text:p>
      <text:p text:style-name="P5"><text:span text:style-name="T6"/></text:p>
      <text:p text:style-name="P5"><text:tab/><text:span text:style-name="T4">MAX_LIVES = 3</text:span></text:p>
      <text:p text:style-name="P5"><text:tab/><text:span text:style-name="T9">MONTHS_IN_YEAR = 12</text:span></text:p>
      <text:p text:style-name="P5"><text:span text:style-name="T6"/></text:p>
      <text:p text:style-name="P12">Exception to the above rule is when a constant is a famous constant and already has a name. For instance the natural number e = 2.718281 has been called e for hundreds of years. So should write</text:p>
      <text:p text:style-name="P12"/>
      <text:p text:style-name="P13"><text:tab/><text:span text:style-name="T8">e</text:span> = <text:span text:style-name="T8">2.718281</text:span></text:p>
      <text:p text:style-name="P13"/>
      <text:p text:style-name="P12">and not</text:p>
      <text:p text:style-name="P14"/>
      <text:p text:style-name="P13"><text:tab/><text:span text:style-name="T8">E</text:span> = <text:span text:style-name="T8">2.71828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style style:name="MT1" style:family="text">
      <style:text-properties officeooo:rsid="0018b1cc"/>
    </style:style>
    <style:style style:name="MT2" style:family="text">
      <style:text-properties officeooo:rsid="00221046"/>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text:span text:style-name="MT1">3</text:span> <text:s text:c="17"/><text:tab/><text:span text:style-name="MT2">Constants</text:span></text:p>
      </style:header>
      <style:footer>
        <text:p text:style-name="MP2">©Yihsiang Liow <text:tab/><text:page-number text:select-page="current">1</text:page-number> of <text:page-count>2</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meta:initial-creator>Yihsiang Liow</meta:initial-creator>
    <meta:creation-date>2005-12-14T10:14:39</meta:creation-date>
    <dc:date>2024-07-25T08:11:47.628000000</dc:date>
    <dc:language>en-US</dc:language>
    <meta:editing-cycles>903</meta:editing-cycles>
    <meta:editing-duration>P4DT19H38M55S</meta:editing-duration>
    <meta:document-statistic meta:table-count="0" meta:image-count="0" meta:object-count="0" meta:page-count="2" meta:paragraph-count="16" meta:word-count="233" meta:character-count="1325" meta:non-whitespace-character-count="1084"/>
    <meta:user-defined meta:name="Info 1"/>
    <meta:user-defined meta:name="Info 2"/>
    <meta:user-defined meta:name="Info 3"/>
    <meta:user-defined meta:name="Info 4"/>
  </office:meta>
</office:document-meta>
</file>